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9d6e0" officeooo:paragraph-rsid="0009d6e0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9d6e0" officeooo:paragraph-rsid="0009d6e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09d6e0" officeooo:paragraph-rsid="0009d6e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a5f9f" officeooo:paragraph-rsid="000a5f9f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0a5f9f" officeooo:paragraph-rsid="000a5f9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a5f9f" officeooo:paragraph-rsid="000a5f9f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d8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lag Beeldverwerking Joris van Gool en Jarno Wacanno</text:p>
      <text:p text:style-name="P2">Het herkennen van auto logo's</text:p>
      <text:p text:style-name="P1"/>
      <text:p text:style-name="P3"><text:span text:style-name="T1">Het idee</text:span> </text:p>
      <text:p text:style-name="P3">Het herkennen van autologo's heeft heel veel toepassingen. Voor het zoeken naar verdachte auto's of datamining voor een bedrijf. </text:p>
      <text:p text:style-name="P3"/>
      <text:p text:style-name="P4">Aannames</text:p>
      <text:list xml:id="list2637664886772803048" text:style-name="L1">
        <text:list-item>
          <text:p text:style-name="P5">We hebben een vooraanzicht van de auto.</text:p>
        </text:list-item>
        <text:list-item>
          <text:p text:style-name="P5">Om de plaatjes 512x512 te houden, hebben we de grill en logo uit het plaatje geknipt, omdat het logo anders te klein zou zijn om eigenschappen te herkennen.</text:p>
        </text:list-item>
        <text:list-item>
          <text:p text:style-name="P5">Het logo staat op de grill<text:span text:style-name="T2">, omdat bij automerken waarbij dit niet zo is het logo erg klein is. </text:span></text:p>
        </text:list-item>
        <text:list-item>
          <text:p text:style-name="P5">Geen extreme schade<text:span text:style-name="T2"> of lichtinval.</text:span></text:p>
        </text:list-item>
      </text:list>
      <text:p text:style-name="P6"/>
      <text:p text:style-name="P4">De Oplossing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1:55:11.716000000</meta:creation-date>
    <dc:date>2015-10-30T13:18:19.728000000</dc:date>
    <meta:editing-duration>PT37M37S</meta:editing-duration>
    <meta:editing-cycles>1</meta:editing-cycles>
    <meta:document-statistic meta:table-count="0" meta:image-count="0" meta:object-count="0" meta:page-count="1" meta:paragraph-count="10" meta:word-count="100" meta:character-count="570" meta:non-whitespace-character-count="481"/>
    <meta:generator>LibreOffice/4.1.3.2$Windows_x86 LibreOffice_project/70feb7d99726f064edab4605a8ab840c50ec57a</meta:generator>
  </office:meta>
</office:document-meta>
</file>